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2.75mm"/>
    </style:style>
    <style:style style:name="co10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40.48mm"/>
    </style:style>
    <style:style style:name="co13" style:family="table-column">
      <style:table-column-properties fo:break-before="auto" style:column-width="35.72mm"/>
    </style:style>
    <style:style style:name="co14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6" table:default-cell-style-name="ce4"/>
        <table:table-column table:style-name="co10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9-04-16T11:32:48Z</meta:creation-date>
    <dc:date>2017-03-02T13:07:52.583250790</dc:date>
    <meta:editing-cycles>25</meta:editing-cycles>
    <meta:editing-duration>PT26M24S</meta:editing-duration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